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italic" style:font-style-asian="italic" style:font-style-complex="italic"/>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n</text:h>
      <text:p text:style-name="Text_20_body">Table des matières </text:p>
      <text:p text:style-name="Text_20_body">Sans plus de préambule </text:p>
      <text:p text:style-name="Text_20_body">Chapitre 1 :Python, vu du ciel </text:p>
      <text:p text:style-name="P1"><text:tab/>Demander le nom et l'age d'un utilisateur puis l'afficher </text:p>
      <text:p text:style-name="P1"><text:tab/>L'inévitable jeu « devinez un nombre » </text:p>
      <text:p text:style-name="P1"><text:tab/>Mélange de paradigmes </text:p>
      <text:p text:style-name="P1"><text:tab/>Mettre toutes les extensions de fichiers d'un dossier en minuscule </text:p>
      <text:p text:style-name="Text_20_body">Chapitre 2 :Hello World </text:p>
      <text:p text:style-name="P1"><text:tab/>Installer Python </text:p>
      <text:p text:style-name="P1"><text:tab/>Le shell Python </text:p>
      <text:p text:style-name="P1"><text:tab/>Aller plus loin </text:p>
      <text:p text:style-name="Text_20_body">Chapitre 3 :Les variables </text:p>
      <text:p text:style-name="Text_20_body"><text:tab/><text:span text:style-name="T1">Aller plus loin </text:span></text:p>
      <text:p text:style-name="Text_20_body">Chapitre 4 :Les types de base </text:p>
      <text:p text:style-name="P1"><text:tab/>Les types numériques </text:p>
      <text:p text:style-name="P1"><text:tab/>Les chaînes de caractères </text:p>
      <text:p text:style-name="P1"><text:tab/>Aller plus loin </text:p>
      <text:p text:style-name="Text_20_body">Chapitre 5 :Opérations logiques </text:p>
      <text:p text:style-name="P1"><text:tab/>Les valeurs booléennes </text:p>
      <text:p text:style-name="P1"><text:tab/>Les opérateurs logiques </text:p>
      <text:p text:style-name="P1"><text:tab/>Tester les opérations logiques </text:p>
      <text:p text:style-name="P1"><text:tab/>Les bases de la gestion des exceptions </text:p>
      <text:p text:style-name="P1"><text:tab/>Aller plus loin </text:p>
      <text:p text:style-name="Text_20_body">Chapitre 6 :Les listes, les tuples et les sets </text:p>
      <text:p text:style-name="P1"><text:tab/>Les listes </text:p>
      <text:p text:style-name="P1"><text:soft-page-break/><text:tab/>Opérations logiques sur les listes </text:p>
      <text:p text:style-name="P1"><text:tab/>Les tuples </text:p>
      <text:p text:style-name="P1"><text:tab/>Les sets </text:p>
      <text:p text:style-name="P1"><text:tab/>Aller plus loin </text:p>
      <text:p text:style-name="Text_20_body">Chapitre 7 :Les dictionnaires </text:p>
      <text:p text:style-name="P1"><text:tab/>API de base </text:p>
      <text:p text:style-name="P1"><text:tab/>Opérations logiques </text:p>
      <text:p text:style-name="P1"><text:tab/>API avancée </text:p>
      <text:p text:style-name="P1"><text:tab/>Aller plus loin </text:p>
      <text:p text:style-name="Text_20_body">Chapitre 8 :Les boucles et l'itération </text:p>
      <text:p text:style-name="Text_20_body"><text:tab/><text:span text:style-name="T1">La boucle while </text:span></text:p>
      <text:p text:style-name="P1"><text:tab/>La boucle for </text:p>
      <text:p text:style-name="P1"><text:tab/>Iterables </text:p>
      <text:p text:style-name="P1"><text:tab/>Unpacking </text:p>
      <text:p text:style-name="P1"><text:tab/>Idiomes courants </text:p>
      <text:p text:style-name="P1"><text:tab/>Les listes en intention </text:p>
      <text:p text:style-name="P1"><text:tab/>Aller plus loin </text:p>
      <text:p text:style-name="Text_20_body">Chapitre 9 :Traitement des chaînes de caractères </text:p>
      <text:p text:style-name="Text_20_body"><text:tab/><text:span text:style-name="T1">Formater </text:span></text:p>
      <text:p text:style-name="P1"><text:tab/>Analyser </text:p>
      <text:p text:style-name="P1"><text:tab/>Transformer </text:p>
      <text:p text:style-name="P1"><text:tab/>Aller plus loin </text:p>
      <text:p text:style-name="Text_20_body">Chapitre 10 :Les fonctions </text:p>
      <text:p text:style-name="Text_20_body"><text:tab/><text:span text:style-name="T1">Définition et valeurs de retour </text:span></text:p>
      <text:p text:style-name="P1"><text:tab/>Arguments </text:p>
      <text:p text:style-name="P1"><text:tab/>Question de style </text:p>
      <text:p text:style-name="P1"><text:tab/>L'opérateur '*' utilisé avec les arguments </text:p>
      <text:p text:style-name="P1"><text:tab/>Aller plus loin </text:p>
      <text:p text:style-name="Text_20_body">Chapitre 11 :Les modules </text:p>
      <text:p text:style-name="Text_20_body"><text:tab/><text:span text:style-name="T1">Sauvegarder son code dans un fichier </text:span></text:p>
      <text:p text:style-name="P1"><text:tab/>Importer du code </text:p>
      <text:p text:style-name="P1"><text:tab/>Dossiers en tant que module </text:p>
      <text:p text:style-name="P1"><text:s text:c="4"/><text:tab/>Chemin d'import </text:p>
      <text:p text:style-name="P1"><text:tab/>Aller plus loin </text:p>
      <text:p text:style-name="P2">Chapitre 12 : les exceptions</text:p>
      <text:p text:style-name="P1"><text:tab/>Tour complet du mécanisme d'exception en Python et de son usage. Instruction assert.</text:p>
      <text:p text:style-name="Text_20_body">Chapitre 13 : Manipulation de fichiers</text:p>
      <text:p text:style-name="Text_20_body"><text:tab/><text:span text:style-name="T1">Lire et écrire dans un fichier. Utiliser les modules os et shutil pour manipuler le file system. </text:span><text:soft-page-break/><text:span text:style-name="T1">Un mot sur l'encodage, les objets unicode et le module codecs ainsi que les file-like object. Passage rapide sur le mot clé « with ». Un petit topo sur la portabilité du code qui concerne particulièrement les fichiers.</text:span></text:p>
      <text:p text:style-name="P2">Chapitre 14: Les modules indispensables</text:p>
      <text:p text:style-name="P2"><text:tab/><text:span text:style-name="T1">Présentation de quelques modules de la bibliothèque standard que l'on utilise tous les jours : re (regex), urllib(2) (réseau), itertools (iteration), datetime (dates et heure).</text:span></text:p>
      <text:p text:style-name="Text_20_body">Chapitre 15 : Scripting</text:p>
      <text:p text:style-name="Text_20_body"><text:tab/><text:span text:style-name="T1">Les bonnes pratiques pour créer des scripts. Sans doute devrais-je bouger une partie du chapitre sur les modules ici. Utilisation du module argparse pour récupérer les arguments.</text:span></text:p>
      <text:p text:style-name="Text_20_body">Chapitre 16 : Programmation orientée objet</text:p>
      <text:p text:style-name="Text_20_body"><text:tab/><text:span text:style-name="T1">Heritage simple et multiple, overloading, polymorphisme et duck typing</text:span></text:p>
      <text:p text:style-name="Text_20_body">Chapitre 17 : Outils autour de Python</text:p>
      <text:p text:style-name="Text_20_body"><text:tab/><text:span text:style-name="T1">Une introduction à virtualenv et au packaging. Un introduction à PDB (et ipdb). Un bref tour des solutions SGBD, RAD, GUI et IDE pour que le lecteur puisse ensuite lui-même s'orienter vers une solution qui lui est adaptée. </text:span></text:p>
      <text:p text:style-name="Text_20_body">Chapitre 18 : Programmation avancée</text:p>
      <text:p text:style-name="Text_20_body"><text:tab/><text:span text:style-name="T1">Une tour d'horizon des capacités avancées de Python : surcharge des opérateurs, metaclasse, introspection, decorateurs, monkey patching, generateurs, design pattern, etc. Chapitre ouvert pour permettre au lecteur de découvrir ces notions complexes par lui-même quand il en aura besoin (et qui pourraient faire l'objet d'un second livre à eux seuls).</text:span></text:p>
      <text:p text:style-name="P1">Une paragraphe sera consagré au multithreading et sont alternative le greenlet.</text:p>
      <text:p text:style-name="Text_20_body"/>
      <text:p text:style-name="Text_20_body">Annexe A : Quelle version de Python Choisir ?</text:p>
      <text:p text:style-name="P1"><text:tab/>Justification de l'emploi de la version 2.7 et descriptif des autres versions.</text:p>
      <text:p text:style-name="Text_20_body">Annexe B : Modules indispensables de la bibliothèque standard</text:p>
      <text:p text:style-name="P1"><text:tab/>Tableaux listant les modules de la bibliothèque standard à forte valeur ajoutée avec un descriptif de ce qu'ils offrent et dans quelle situation en faire usage.</text:p>
      <text:p text:style-name="P1">unitest, xml, os, sys, shutil, itertools, json, argparse, antigravity, subprocess, csv, gzip, pickle, socket, urllib, smtplib, telnetlib, tempfile, weakref, sqlite3 et pleins d'autres</text:p>
      <text:p text:style-name="Text_20_body">Annexe C : Bibliothèques tierces parties populaires</text:p>
      <text:p text:style-name="Text_20_body"><text:tab/><text:span text:style-name="T1">Tableaux listant les bibliothèques externes à forte valeur ajoutée avec un descriptif de ce qu'elles offrent et où les trouver.</text:span></text:p>
      <text:p text:style-name="Text_20_body">Annexe D : Ressources autour de Python</text:p>
      <text:p text:style-name="Text_20_body"><text:tab/><text:span text:style-name="T1">Liste de sites Web et livres autour de Python qui permettrons au lecteur de devenir authonome : parsing htlml, framework web, screen scraping, spider, PIL, scipy, numpy, maplotlib, fabric, sqlalchemy, django, bottle, flask, greenlet, gunicorn, kombu, celerly, dateutil, cprofile, redis, beautifulsoup, mysql, twitter, facebook, paramiko, oauth, twisted, mako (templating)</text:span></text:p>
      <text:p text:style-name="P1"/>
      <text:p text:style-name="P1">À...</text:p>
      <text:p text:style-name="Text_20_body"/>
      <text:p text:style-name="Text_20_body"/>
      <text:p text:style-name="Text_20_body"/>
      <text:h text:style-name="Heading_20_1" text:outline-level="1">Notions que je ne sais pas encore où mentioner</text:h>
      <text:p text:style-name="Text_20_body">- décorateurs : probablement en 'aller plus loin' dans le chapitre des fonctions</text:p>
      <text:p text:style-name="Text_20_body">- assert : probablement dans le chapitre sur les exceptions</text:p>
      <text:p text:style-name="Text_20_body">Je ne suis plus vraiment certains de vouloir intégrer ceci (il y a tout ce qu'il faut sur le net, mieux vaut sans doute pointer sur une ressource appropriées) :</text:p>
      <text:p text:style-name="Standard">- cheat sheet sur les mots clés (et démonstration qu'il y en a peu)</text:p>
      <text:p text:style-name="Standard">- cheat sheet sur la syntaxe</text:p>
      <text:p text:style-name="Standard">- cheat sheet sur les modules</text:p>
      <text:p text:style-name="Standard"/>
      <text:p text:style-name="Text_20_body">- philosophie de python : tout est ouvert, les programmeurs sont des adultes, le système est sécurisé, les choses sont explicites et documentée et testé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page" fo:padding="0cm" fo:border="none"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Frame_20_contents" style:display-name="Frame contents" style:family="paragraph" style:parent-style-name="Text_20_body" style:class="extra"/>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snippet" style:display-name="Code snippet" style:family="paragraph" style:parent-style-name="Text_20_body">
      <style:paragraph-properties fo:margin-left="0cm" fo:margin-right="0cm" fo:text-align="start" style:justify-single-word="false" fo:text-indent="0cm" style:auto-text-indent="false" style:shadow="none"/>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background-color="#ffffcc"/>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ilename" style:family="text">
      <style:text-properties fo:font-style="italic" style:font-style-asian="italic" style:font-style-complex="italic"/>
    </style:style>
    <style:style style:name="comment0_5f_python" style:display-name="comment0_python" style:family="text">
      <style:text-properties fo:color="#808080" fo:font-style="italic" fo:font-weight="normal"/>
    </style:style>
    <style:style style:name="string_5f_python" style:display-name="string_python" style:family="text">
      <style:text-properties fo:color="#483d8b" fo:font-style="normal" fo:font-weight="normal"/>
    </style:style>
    <style:style style:name="escaped_5f_python" style:display-name="escaped_python" style:family="text">
      <style:text-properties fo:color="#000099"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number_5f_python" style:display-name="number_python" style:family="text">
      <style:text-properties fo:color="#ff4500" fo:font-style="normal" fo:font-weight="normal"/>
    </style:style>
    <style:style style:name="member0_5f_python" style:display-name="member0_python" style:family="text">
      <style:text-properties fo:color="#000000" fo:font-style="normal" fo:font-weight="normal"/>
    </style:style>
    <style:style style:name="keyword3_5f_python" style:display-name="keyword3_python" style:family="text">
      <style:text-properties fo:color="#0000cd" fo:font-style="normal"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ans_20_nom1" style:display-name="Sans nom1" style:family="graphic" style:parent-style-name="Fram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initial-creator>kevin</meta:initial-creator>
    <meta:creation-date>2007-03-27T14:45:53</meta:creation-date>
    <dc:language>fr-FR</dc:language>
    <meta:editing-cycles>1598</meta:editing-cycles>
    <meta:editing-duration>P2DT12H6M14S</meta:editing-duration>
    <dc:date>2011-10-18T00:53:22</dc:date>
    <dc:creator>kevin </dc:creator>
    <meta:document-statistic meta:table-count="0" meta:image-count="0" meta:object-count="0" meta:page-count="4" meta:paragraph-count="93" meta:word-count="762" meta:character-count="4900" meta:non-whitespace-character-count="4110"/>
    <meta:user-defined meta:name="Info 1"/>
    <meta:user-defined meta:name="Info 2"/>
    <meta:user-defined meta:name="Info 3"/>
    <meta:user-defined meta:name="Info 4"/>
  </office:meta>
</office:document-meta>
</file>